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5b729" officeooo:paragraph-rsid="0015b729"/>
    </style:style>
    <style:style style:name="P2" style:family="paragraph" style:parent-style-name="Standard">
      <style:paragraph-properties fo:margin-top="0in" fo:margin-bottom="0in" style:contextual-spacing="false"/>
    </style:style>
    <style:style style:name="P3" style:family="paragraph" style:parent-style-name="Standard">
      <style:paragraph-properties fo:margin-top="0in" fo:margin-bottom="0in" style:contextual-spacing="false"/>
      <style:text-properties style:font-name="Droid Sans"/>
    </style:style>
    <style:style style:name="P4" style:family="paragraph" style:parent-style-name="Standard">
      <style:text-properties style:font-name="Droid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style:font-name="Droid Sans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roid Sans" fo:font-weight="bold" style:font-weight-asian="bold" style:font-weight-complex="bold"/>
    </style:style>
    <style:style style:name="P7" style:family="paragraph" style:parent-style-name="Standard">
      <style:text-properties style:font-name="Droid Sans"/>
    </style:style>
    <style:style style:name="P8" style:family="paragraph" style:parent-style-name="Standard">
      <style:paragraph-properties fo:margin-top="0in" fo:margin-bottom="0in" style:contextual-spacing="false"/>
      <style:text-properties style:font-name="Droid Sans" officeooo:paragraph-rsid="001aa550"/>
    </style:style>
    <style:style style:name="P9" style:family="paragraph" style:parent-style-name="Standard">
      <style:paragraph-properties fo:margin-top="0in" fo:margin-bottom="0in" style:contextual-spacing="false"/>
      <style:text-properties style:font-name="Droid Sans" fo:font-size="20pt" fo:font-weight="bold" style:font-size-asian="20pt" style:font-weight-asian="bold" style:font-size-complex="20pt" style:font-weight-complex="bold"/>
    </style:style>
    <style:style style:name="P10" style:family="paragraph" style:parent-style-name="Subtitle" style:list-style-name="L6">
      <style:paragraph-properties fo:text-align="start" style:justify-single-word="false" style:writing-mode="lr-tb"/>
      <style:text-properties style:use-window-font-color="true" loext:opacity="0%" style:font-name="DejaVu Sans" fo:font-size="10pt" fo:font-style="normal" fo:font-weight="normal" officeooo:paragraph-rsid="0020b374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in" style:contextual-spacing="false"/>
      <style:text-properties style:font-name="Droid Sans"/>
    </style:style>
    <style:style style:name="P12" style:family="paragraph" style:parent-style-name="Standard" style:list-style-name="L2">
      <style:paragraph-properties fo:margin-top="0in" fo:margin-bottom="0in" style:contextual-spacing="false"/>
      <style:text-properties style:font-name="Droid Sans"/>
    </style:style>
    <style:style style:name="P13" style:family="paragraph" style:parent-style-name="Standard" style:list-style-name="L2">
      <style:paragraph-properties fo:margin-top="0in" fo:margin-bottom="0in" style:contextual-spacing="false"/>
      <style:text-properties style:font-name="Droid Sans" officeooo:paragraph-rsid="0020b374"/>
    </style:style>
    <style:style style:name="P14" style:family="paragraph" style:parent-style-name="Standard" style:list-style-name="L3">
      <style:paragraph-properties fo:margin-top="0in" fo:margin-bottom="0in" style:contextual-spacing="false"/>
      <style:text-properties style:font-name="Droid Sans"/>
    </style:style>
    <style:style style:name="P15" style:family="paragraph" style:parent-style-name="Standard" style:list-style-name="L3">
      <style:paragraph-properties fo:margin-top="0in" fo:margin-bottom="0in" style:contextual-spacing="false"/>
      <style:text-properties style:font-name="Droid Sans" officeooo:paragraph-rsid="0020b374"/>
    </style:style>
    <style:style style:name="P16" style:family="paragraph" style:parent-style-name="Standard" style:list-style-name="L4">
      <style:paragraph-properties fo:margin-top="0in" fo:margin-bottom="0in" style:contextual-spacing="false"/>
      <style:text-properties style:font-name="Droid Sans"/>
    </style:style>
    <style:style style:name="P17" style:family="paragraph" style:parent-style-name="Standard" style:list-style-name="L5">
      <style:paragraph-properties fo:margin-top="0in" fo:margin-bottom="0in" style:contextual-spacing="false"/>
      <style:text-properties style:font-name="Droid Sans"/>
    </style:style>
    <style:style style:name="P18" style:family="paragraph" style:parent-style-name="Standard" style:list-style-name="L5">
      <style:paragraph-properties fo:margin-top="0in" fo:margin-bottom="0in" style:contextual-spacing="false"/>
      <style:text-properties style:font-name="Droid Sans" officeooo:paragraph-rsid="0020b374"/>
    </style:style>
    <style:style style:name="P19" style:family="paragraph" style:parent-style-name="Standard" style:list-style-name="L6">
      <style:paragraph-properties fo:margin-top="0in" fo:margin-bottom="0in" style:contextual-spacing="false"/>
      <style:text-properties style:font-name="Droid Sans" officeooo:paragraph-rsid="0020b374"/>
    </style:style>
    <style:style style:name="P20" style:family="paragraph" style:parent-style-name="Standard" style:list-style-name="L7">
      <style:paragraph-properties fo:margin-top="0in" fo:margin-bottom="0in" style:contextual-spacing="false"/>
      <style:text-properties style:font-name="Droid Sans"/>
    </style:style>
    <style:style style:name="P21" style:family="paragraph" style:parent-style-name="Standard" style:list-style-name="L7">
      <style:paragraph-properties fo:margin-top="0in" fo:margin-bottom="0in" style:contextual-spacing="false"/>
      <style:text-properties style:font-name="Droid Sans" officeooo:paragraph-rsid="001aa550"/>
    </style:style>
    <style:style style:name="P22" style:family="paragraph" style:parent-style-name="Standard" style:list-style-name="L8">
      <style:paragraph-properties fo:margin-top="0in" fo:margin-bottom="0in" style:contextual-spacing="false"/>
      <style:text-properties style:font-name="Droid Sans"/>
    </style:style>
    <style:style style:name="P23" style:family="paragraph" style:parent-style-name="Standard">
      <style:text-properties style:font-name="Droid Sans"/>
    </style:style>
    <style:style style:name="P24" style:family="paragraph" style:parent-style-name="Standard">
      <style:text-properties style:font-name="Droid Sans" officeooo:paragraph-rsid="0020b374"/>
    </style:style>
    <style:style style:name="P25" style:family="paragraph" style:parent-style-name="Standard">
      <style:paragraph-properties fo:margin-top="0in" fo:margin-bottom="0in" style:contextual-spacing="false"/>
      <style:text-properties style:font-name="Droid Sans" officeooo:paragraph-rsid="0020b374"/>
    </style:style>
    <style:style style:name="P26" style:family="paragraph" style:parent-style-name="Standard">
      <style:paragraph-properties fo:margin-top="0in" fo:margin-bottom="0in" style:contextual-spacing="false"/>
      <style:text-properties style:font-name="Droid Sans" fo:font-weight="bold" officeooo:paragraph-rsid="0020b374" style:font-weight-asian="bold" style:font-weight-complex="bold"/>
    </style:style>
    <style:style style:name="P27" style:family="paragraph" style:parent-style-name="Standard">
      <style:paragraph-properties fo:margin-top="0in" fo:margin-bottom="0in" style:contextual-spacing="false"/>
      <style:text-properties style:font-name="Droid Sans" fo:font-weight="bold" style:font-weight-asian="bold" style:font-weight-complex="bold"/>
    </style:style>
    <style:style style:name="P28" style:family="paragraph" style:parent-style-name="Standard" style:list-style-name="L6">
      <style:paragraph-properties fo:margin-top="0in" fo:margin-bottom="0in" style:contextual-spacing="false"/>
      <style:text-properties style:font-name="Droid Sans" fo:font-weight="normal" style:font-weight-asian="normal" style:font-weight-complex="normal"/>
    </style:style>
    <style:style style:name="P29" style:family="paragraph" style:parent-style-name="Standard" style:list-style-name="L6">
      <style:paragraph-properties fo:margin-top="0in" fo:margin-bottom="0in" style:contextual-spacing="false"/>
      <style:text-properties style:font-name="Droid Sans" fo:font-weight="normal" officeooo:paragraph-rsid="0020b374" style:font-weight-asian="normal" style:font-weight-complex="normal"/>
    </style:style>
    <style:style style:name="P30" style:family="paragraph" style:parent-style-name="Standard">
      <style:paragraph-properties fo:margin-top="0in" fo:margin-bottom="0in" style:contextual-spacing="false"/>
      <style:text-properties style:font-name="Droid Sans" fo:font-weight="normal" officeooo:paragraph-rsid="0020b374" style:font-weight-asian="normal" style:font-weight-complex="normal"/>
    </style:style>
    <style:style style:name="P31" style:family="paragraph" style:parent-style-name="Standard">
      <style:text-properties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f546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a550" style:font-weight-asian="bold" style:font-weight-complex="bold"/>
    </style:style>
    <style:style style:name="T6" style:family="text">
      <style:text-properties officeooo:rsid="0014ab8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20b374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Droid Sans"/>
    </style:style>
    <style:style style:name="T11" style:family="text">
      <style:text-properties officeooo:rsid="001972f0"/>
    </style:style>
    <style:style style:name="T12" style:family="text">
      <style:text-properties officeooo:rsid="001aa550"/>
    </style:style>
    <style:style style:name="T13" style:family="text">
      <style:text-properties style:use-window-font-color="true" loext:opacity="0%" style:font-name="DejaVu Sans" fo:font-size="10pt" fo:font-style="italic" fo:font-weight="bold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14" style:family="text">
      <style:text-properties style:use-window-font-color="true" loext:opacity="0%" style:font-name="DejaVu Sans" fo:font-size="10pt" fo:font-style="italic" fo:font-weight="bold" officeooo:rsid="001c4d3c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15" style:family="text">
      <style:text-properties style:use-window-font-color="true" loext:opacity="0%" style:font-name="DejaVu Sans" fo:font-size="10pt" fo:font-style="normal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6" style:family="text">
      <style:text-properties style:use-window-font-color="true" loext:opacity="0%" style:font-name="DejaVu Sans" fo:font-size="10pt" fo:font-style="normal" fo:font-weight="bold" officeooo:rsid="001c4d3c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20b37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MES E. LABARRE</text:p>
      <text:p text:style-name="P2"><text:span text:style-name="T10">LinkedIn - </text:span><text:a xlink:type="simple" xlink:href="https://www.linkedin.com/in/james-labarre-a40a513" text:style-name="Internet_20_link" text:visited-style-name="Visited_20_Internet_20_Link"><text:span text:style-name="T10">https://www.linkedin.com/in/james-labarre-a40a513</text:span></text:a><text:span text:style-name="T10"> </text:span></text:p>
      <text:p text:style-name="P3">Pawling, NY, 12564</text:p>
      <text:p text:style-name="P3">845-<text:span text:style-name="T6">350-2039</text:span></text:p>
      <text:p text:style-name="P2"><text:a xlink:type="simple" xlink:href="mailto:j.e.labarre@gmail.com" text:style-name="Internet_20_link" text:visited-style-name="Visited_20_Internet_20_Link"><text:span text:style-name="Internet_20_link"><text:span text:style-name="T10">j.e.labarre@gmail.com</text:span></text:span></text:a></text:p>
      <text:p text:style-name="P3"><text:span text:style-name="T1">SOFTWARE </text:span><text:span text:style-name="T2">QUALITY </text:span><text:span text:style-name="T1">ENGINEER, </text:span><text:span text:style-name="T2">LINUX ENGINEERING</text:span></text:p>
      <text:p text:style-name="P3"/>
      <text:p text:style-name="P5">SOFTWARE / HARDWARE / TECHNICAL EXPERIENCE:</text:p>
      <text:p text:style-name="P25">AIX | Ansible |AS/400 |Automation | Bugzilla | CD-ROM mastering | Ceph | Debian | desktop | EDI | Fedora | Git | HotMedia | IBM High-Performance Switch (SP3 &amp; Federation) | IBM Power | Jenkins | laptop | Linux | Linux Mint | Lotus Notes | Macintosh/MacOS X | Microsoft Office <text:s/>| Microsoft Windows | multimedia | NetWare | OpenOffice/LibreOffice | OpenStack | OS/2 | ppc64le | pSeries | QEMU | quality engineering | RedHat | RHEL | RS/6000 | scripting | Servers | shell scripting | software test | Solaris | Systems Administration | troubleshooting | Ubuntu | VirtualBox | virtualization | VMWare<text:span text:style-name="T10"/></text:p>
      <text:p text:style-name="P26"/>
      <text:p text:style-name="P26"/>
      <text:p text:style-name="P25"><text:span text:style-name="T3">PROFESSIONAL EXPERIENCE: </text:span></text:p>
      <text:p text:style-name="P3"><text:span text:style-name="T4">SOFTWARE QUALITY ENGINEER</text:span> | <text:span text:style-name="T7">Red Hat, Inc.</text:span>, Remote | 2020-2024</text:p>
      <text:list text:style-name="L1">
        <text:list-item>
          <text:p text:style-name="P11">OpenStack QE test and engineering for MultiArch development (Power8 &amp; Power9)</text:p>
        </text:list-item>
        <text:list-item>
          <text:p text:style-name="P11">Worked with IBM’s MultiArch team to coordinate testing and validation of OpenStack and other products being ported for support under Linux on Power/ppc64le.</text:p>
        </text:list-item>
        <text:list-item>
          <text:p text:style-name="P11">Validated install/configuration documentation posted online for customer evaluation of MultiArch x86_64/ppc64le installations.</text:p>
        </text:list-item>
        <text:list-item>
          <text:p text:style-name="P11">Maintained tests and triaged testing failures with OpenStack Hardware Provisioning team</text:p>
        </text:list-item>
        <text:list-item>
          <text:p text:style-name="P11">Collaborated with component teams to develop test scenarios for the next generation of Red Hat’s OpenStack (Red Hat OpenStack Services on OpenShift 18.0)</text:p>
        </text:list-item>
      </text:list>
      <text:p text:style-name="P27"/>
      <text:p text:style-name="P3"><text:span text:style-name="T4">QE SOFTWARE ENGINEERING/TEST (RED HAT) </text:span>|<text:span text:style-name="T4"> </text:span><text:span text:style-name="T7">SelectGroup</text:span>, Remote | 2017-2020</text:p>
      <text:list text:style-name="L2">
        <text:list-item>
          <text:p text:style-name="P12">OpenStack QE test and engineering for MultiArch development (Power8 &amp; Power9)</text:p>
        </text:list-item>
        <text:list-item>
          <text:p text:style-name="P12">Worked with IBM’s MultiArch team to coordinate testing and validation of OpenStack and other products being ported for support under Linux on Power/ppc64le.</text:p>
        </text:list-item>
        <text:list-item>
          <text:p text:style-name="P13">Validated install/configuration documentation posted online for customer evaluation of MultiArch x86_64/ppc64le installations.<text:span text:style-name="T10"/></text:p>
        </text:list-item>
      </text:list>
      <text:p text:style-name="P26"/>
      <text:p text:style-name="P25"><text:span text:style-name="T4">LINUX SYSTEM ADMINISTRATOR – RFS RING FENCE (IBM) </text:span>| <text:s/><text:span text:style-name="T7">Collabera</text:span>, Remote | 2016-2017</text:p>
      <text:list text:style-name="L3">
        <text:list-item>
          <text:p text:style-name="P14">RFS Ring Fence was an IBM-internal staffing group to provide extra/fill-in staffing for other delivery teams at IBM that find themselves short-staffed for impending deliverables.</text:p>
        </text:list-item>
        <text:list-item>
          <text:p text:style-name="P14">Tracked down, analyzed and correct security violations on customer systems</text:p>
        </text:list-item>
        <text:list-item>
          <text:p text:style-name="P14">Assisted development teams as they migrated customer’s Oracle/SAP systems from HP-UX and Solaris to Linux on VMWare ESX.</text:p>
        </text:list-item>
        <text:list-item>
          <text:p text:style-name="P15">Configured, customized and secured servers for customer accounts as new systems came online<text:span text:style-name="T10"/></text:p>
        </text:list-item>
      </text:list>
      <text:p text:style-name="P26"/>
      <text:p text:style-name="P25"><text:span text:style-name="T4">CLOUD STORAGE ENGINEER (CISCO)</text:span> | <text:span text:style-name="T7">SelectGroup</text:span>, Remote| 2015</text:p>
      <text:list text:style-name="L4">
        <text:list-item>
          <text:p text:style-name="P16">QA/test for cloud storage automation group at Cisco</text:p>
        </text:list-item>
        <text:list-item>
          <text:p text:style-name="P16">Tested for Ceph and OpenStack for Cisco's cloud systems projects</text:p>
        </text:list-item>
      </text:list>
      <text:p text:style-name="P27"><text:soft-page-break/></text:p>
      <text:p text:style-name="P3"><text:span text:style-name="T4">CLOUD ORCHESTRATION AND AUTOMATION (CIGNA)</text:span>| <text:span text:style-name="T7">TEKsystems</text:span>, Remote | 2014-2015</text:p>
      <text:list text:style-name="L5">
        <text:list-item>
          <text:p text:style-name="P17">The cloud group's (CPC Engineering) function at Cigna was to provide virtual compute resources for development and test internally, resources that could be quickly brought online using a custom written control center (written by a member of the team). This way developers could quickly stand-up and also quickly decommission standardized configuration test servers (RedHat Linux and Microsoft Windows) within 30 minutes, eliminating the long wait times normally needed </text:p>
        </text:list-item>
        <text:list-item>
          <text:p text:style-name="P17">Researched &amp; implemented OpenStack (Havana and Icehouse), Ceph (Ceph Enterprise), Puppet, &amp; other opensource resources for the development group at Cigna</text:p>
        </text:list-item>
        <text:list-item>
          <text:p text:style-name="P17">Worked with RedHat on troubleshooting &amp; optimizing internal cloud computing solutions.</text:p>
        </text:list-item>
        <text:list-item>
          <text:p text:style-name="P17">Built new compute images to be made available for deployment in OpenStack</text:p>
        </text:list-item>
        <text:list-item>
          <text:p text:style-name="P17">Had been the initial team member researching &amp; building out Ceph, after which I instructed the rest of the team on the concepts, install procedures and maintenance of Ceph</text:p>
        </text:list-item>
        <text:list-item>
          <text:p text:style-name="P17">Managed and re-configured blades and servers hosting our OpenStack and Ceph clusters through the UCS management tools for the Cisco server hardware</text:p>
        </text:list-item>
        <text:list-item>
          <text:p text:style-name="P18">We were also working with Sensu, Logstash, Elasticsearch, Graphana, managing a Git host for developer code. Assisted other team members as they were installing, and configuring systems to work with these services<text:span text:style-name="T10"/></text:p>
        </text:list-item>
      </text:list>
      <text:p text:style-name="P25"><text:span text:style-name="T4"/></text:p>
      <text:p text:style-name="P25"><text:span text:style-name="T4">SERVER SYSTEMS OPERATIONS (IBM) </text:span>|<text:span text:style-name="T7">Infinite Computer Solutions</text:span>, Poughkeepsie, NY | 2013</text:p>
      <text:list text:style-name="L6">
        <text:list-item>
          <text:p text:style-name="P19"><text:span text:style-name="T12">Server floor admin for </text:span>AmerisourceBergen in IBM Poughkeepsie data center</text:p>
        </text:list-item>
        <text:list-item>
          <text:p text:style-name="P19">Achieved certification for HIPAA before department <text:span text:style-name="T11">was </text:span><text:span text:style-name="T18">drastically </text:span><text:span text:style-name="T11">reduced in size</text:span></text:p>
        </text:list-item>
      </text:list>
      <text:p text:style-name="P25"><text:span text:style-name="T4"/></text:p>
      <text:p text:style-name="P25"><text:span text:style-name="T15">SENIOR SYSTEM ADMINISTRATOR </text:span><text:span text:style-name="T16">(</text:span><text:span text:style-name="T15">IBM</text:span><text:span text:style-name="T16">)</text:span><text:span text:style-name="T17"> </text:span>|<text:span text:style-name="T8">Collabera</text:span>, Poughkeepsie, NY | 2013</text:p>
      <text:list text:continue-numbering="true" text:style-name="L6">
        <text:list-item>
          <text:p text:style-name="P28">Senior System Administrator, Wallstreet Systems/Treasury Support (IBM)</text:p>
        </text:list-item>
        <text:list-item>
          <text:p text:style-name="P10">Managed &amp; updated test servers for IBM's Global Business Services/Treasury management</text:p>
        </text:list-item>
        <text:list-item>
          <text:p text:style-name="P29">Provided support for production servers in IBM's Business Services</text:p>
        </text:list-item>
      </text:list>
      <text:p text:style-name="P30"/>
      <text:p text:style-name="P25"><text:span text:style-name="T4">SYSTEM ADMINISTRATOR (IBM) | </text:span><text:span text:style-name="T7">Computer Task Group</text:span>, Poughkeepsie, NY | 2007-2012</text:p>
      <text:list text:style-name="L7">
        <text:list-item>
          <text:p text:style-name="P20">Capacity on Demand and Benchmark Centers, IBM, </text:p>
        </text:list-item>
        <text:list-item>
          <text:p text:style-name="P20">Installed &amp; upgraded management nodes and compute clusters (Linux clusters for the most part) for customers on System X for CoD group in Poughkeepsie, NY</text:p>
        </text:list-item>
        <text:list-item>
          <text:p text:style-name="P20">Managed, installed &amp; re-configured System P servers (AIX, SUSE Linux &amp; Red Hat Enterprise Linux).</text:p>
        </text:list-item>
        <text:list-item>
          <text:p text:style-name="P21">Troubleshot software &amp; hardware for management &amp; compute nodes in Linux &amp; Windows computer</text:p>
        </text:list-item>
      </text:list>
      <text:p text:style-name="P8"><text:span text:style-name="T5">FUNCTIONAL VERIFICATION TEST</text:span><text:span text:style-name="T4"> (IBM)</text:span></text:p>
      <text:list text:style-name="L8">
        <text:list-item>
          <text:p text:style-name="P22">RS/6000-SP systems, Server Group</text:p>
        </text:list-item>
        <text:list-item>
          <text:p text:style-name="P22">Developed &amp; ran verification tests for IB and High-Performance switch (Federation) system.</text:p>
        </text:list-item>
        <text:list-item>
          <text:p text:style-name="P22">Using design documentation &amp; input from developers, performed functional verification testing. <text:s/>Test systems were running AIX 5.x as well as SUSE Linux.</text:p>
        </text:list-item>
        <text:list-item>
          <text:p text:style-name="P22">Handled administration, upgrades &amp; installs on test systems for FVT team. <text:s/>Systems consisted of RS/6000 servers (which could be running either AIX or SLES) &amp; Linux controllers for servers.</text:p>
        </text:list-item>
      </text:list>
      <text:p text:style-name="P3"/>
      <text:p text:style-name="P3"><text:span text:style-name="T3">EDUCATION: </text:span>Syracuse University-Completed coursework in Communicat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Subtitle" style:family="paragraph" style:parent-style-name="Normal1" style:next-style-name="Text_20_body" style:class="chapter">
      <style:paragraph-properties fo:text-align="center" style:justify-single-word="false" style:writing-mode="lr-tb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text-properties officeooo:rsid="0015b729" officeooo:paragraph-rsid="0015b729"/>
    </style:style>
    <style:page-layout style:name="Mpm1">
      <style:page-layout-properties fo:page-width="8.5in" fo:page-height="11in" style:num-format="1" style:print-orientation="portrait" fo:margin-top="0.75in" fo:margin-bottom="0.95in" fo:margin-left="0.65in" fo:margin-right="0.6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040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1</text:page-number><text:s/>of <text:page-count>2</text:page-count><text:tab/>Resume – James LaBar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4-12-09T13:19:32.200914730</meta:creation-date>
    <meta:editing-duration>PT14M1S</meta:editing-duration>
    <meta:generator>LibreOffice/24.2.7.2$Linux_X86_64 LibreOffice_project/420$Build-2</meta:generator>
    <meta:keyword>AIX Ansible AS/400 Automation Bugzilla CD-ROM mastering Ceph Dbase III Debian desktop EDI Fedora Git HotMedia IBM High-Performance Switch (SP3 &amp; Federation) IBM Power Jenkins laptop Linux Linux Mint Lotus Notes Macintosh System 7 MacOS X Microsoft Office Microsoft Windows multimedia NetWare OpenOffice/LibreOffice OpenStack OS/2 Paradox ppc64le pSeries QEMU quality engineering QuattroPro RedHat RHEL RS/6000 scripting Servers shell scripting SmartSuite software test Solaris Systems Administration troubleshooting Ubuntu VirtualBox virtualization VMWare WordPerfect</meta:keyword>
    <dc:publisher>James LaBarre</dc:publisher>
    <dc:subject>resume</dc:subject>
    <dc:title>James LaBarre resume</dc:title>
    <dc:date>2024-12-10T09:29:30.195152915</dc:date>
    <dc:description>SOFTWARE / HARDWARE / TECHNICAL EXPERIENCE:
AIX | Ansible |AS/400 |Automation | Bugzilla | CD-ROM mastering | Ceph | Dbase III | Debian | desktop | EDI | Fedora | Git | HotMedia | IBM High-Performance Switch (SP3 &amp; Federation) | IBM Power | Jenkins | laptop | Linux | Linux Mint | Lotus Notes | Macintosh System 7 | MacOS X | Microsoft Office  | Microsoft Windows | multimedia | NetWare | OpenOffice/LibreOffice | OpenStack | OS/2 | Paradox ppc64le | pSeries | QEMU | quality engineering | QuattroPro | RedHat | RHEL | RS/6000 | scripting | Servers | shell scripting | SmartSuite | software test | Solaris | Systems Administration | troubleshooting | Ubuntu | VirtualBox | virtualization | VMWare | WordPerfect
</dc:description>
    <meta:document-statistic meta:table-count="0" meta:image-count="0" meta:object-count="0" meta:page-count="2" meta:paragraph-count="54" meta:word-count="841" meta:character-count="5656" meta:non-whitespace-character-count="4893"/>
    <meta:user-defined meta:name="AppVersion">16.0000</meta:user-defined>
    <meta:template xlink:type="simple" xlink:actuate="onRequest" xlink:title="Normal" xlink:href=""/>
  </office:meta>
</office:document-meta>
</file>